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adornments="Полужирный Курсив" style:font-family-generic="roman" style:font-pitch="variable"/>
    <style:font-face style:name="Times New Roman6" svg:font-family="'Times New Roman', serif"/>
  </office:font-face-decls>
  <office:automatic-styles>
    <style:style style:name="Таблица1" style:family="table">
      <style:table-properties style:width="6.8431in" fo:margin-left="-0.075in" fo:margin-top="0in" fo:margin-bottom="0in" table:align="left" style:writing-mode="lr-tb"/>
    </style:style>
    <style:style style:name="Таблица1.A" style:family="table-column">
      <style:table-column-properties style:column-width="3.0188in"/>
    </style:style>
    <style:style style:name="Таблица1.B" style:family="table-column">
      <style:table-column-properties style:column-width="1.8118in"/>
    </style:style>
    <style:style style:name="Таблица1.C" style:family="table-column">
      <style:table-column-properties style:column-width="2.0125in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mes14_5f_РИО2" style:master-page-name="">
      <loext:graphic-properties draw:fill="none"/>
      <style:paragraph-properties fo:margin-left="0in" fo:margin-right="0in" fo:line-height="150%" fo:text-align="center" style:justify-single-word="false" fo:orphans="2" fo:widows="2" fo:text-indent="0.5118in" style:auto-text-indent="false" style:page-number="auto" fo:background-color="transparent" style:vertical-align="auto" style:writing-mode="lr-tb">
        <style:tab-stops>
          <style:tab-stop style:position="0.4925in"/>
        </style:tab-stops>
      </style:paragraph-properties>
    </style:style>
    <style:style style:name="P3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</style:style>
    <style:style style:name="P4" style:family="paragraph" style:parent-style-name="Standard">
      <style:paragraph-properties fo:margin-left="0in" fo:margin-right="0in" fo:line-height="150%" fo:text-align="justify" style:justify-single-word="false" fo:orphans="2" fo:widows="2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P5" style:family="paragraph" style:parent-style-name="Text_20_body">
      <style:paragraph-properties fo:margin-left="0in" fo:margin-right="0in" fo:line-height="150%" fo:text-align="justify" style:justify-single-word="false" fo:orphans="2" fo:widows="2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P6" style:family="paragraph" style:parent-style-name="Text_20_body">
      <style:paragraph-properties fo:margin-left="0in" fo:margin-right="0in" fo:line-height="150%" fo:text-align="justify" style:justify-single-word="false" fo:orphans="2" fo:widows="2" fo:hyphenation-ladder-count="no-limit" fo:text-indent="0in" style:auto-text-indent="false"/>
      <style:text-properties officeooo:paragraph-rsid="00544756" fo:hyphenate="true" fo:hyphenation-remain-char-count="2" fo:hyphenation-push-char-count="2" loext:hyphenation-no-caps="false"/>
    </style:style>
    <style:style style:name="P7" style:family="paragraph" style:parent-style-name="Text_20_body">
      <style:paragraph-properties fo:margin-left="0in" fo:margin-right="0in" fo:line-height="150%" fo:text-align="justify" style:justify-single-word="false" fo:orphans="2" fo:widows="2" fo:hyphenation-ladder-count="no-limit" fo:text-indent="0in" style:auto-text-indent="false" fo:break-before="page"/>
      <style:text-properties officeooo:paragraph-rsid="00544756" fo:hyphenate="true" fo:hyphenation-remain-char-count="2" fo:hyphenation-push-char-count="2" loext:hyphenation-no-caps="false"/>
    </style:style>
    <style:style style:name="P8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fo:text-transform="uppercase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P10" style:family="paragraph" style:parent-style-name="Standard">
      <style:text-properties style:font-name="Times New Roman3" fo:font-size="14pt" fo:language="ru" fo:country="RU" officeooo:rsid="000ef043" style:font-size-asian="14pt" style:language-asian="ru" style:country-asian="RU" style:font-name-complex="Times New Roman1" style:font-size-complex="12pt" style:language-complex="ar" style:country-complex="SA"/>
    </style:style>
    <style:style style:name="P11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12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fo:color="#000000" loext:opacity="100%"/>
    </style:style>
    <style:style style:name="P13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>
        <style:tab-stops/>
      </style:paragraph-properties>
      <style:text-properties fo:color="#000000" loext:opacity="100%"/>
    </style:style>
    <style:style style:name="P14" style:family="paragraph" style:parent-style-name="Standard">
      <style:paragraph-properties fo:margin-left="0in" fo:margin-right="0in" fo:line-height="150%" fo:text-indent="0.4925in" style:auto-text-indent="false" style:writing-mode="lr-tb">
        <style:tab-stops/>
      </style:paragraph-properties>
      <style:text-properties fo:color="#000000" loext:opacity="100%"/>
    </style:style>
    <style:style style:name="P15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fo:color="#000000" loext:opacity="10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P16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fo:color="#000000" loext:opacity="10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18" style:family="paragraph" style:parent-style-name="Standard">
      <style:paragraph-properties fo:margin-left="0in" fo:margin-right="0in" fo:line-height="150%" fo:text-indent="0.4925in" style:auto-text-indent="false" style:writing-mode="lr-tb">
        <style:tab-stops/>
      </style:paragraph-properties>
      <style:text-properties fo:color="#000000" loext:opacity="100%" style:font-name="Times New Roman3" style:font-size-complex="14pt"/>
    </style:style>
    <style:style style:name="P19" style:family="paragraph" style:parent-style-name="Standard">
      <style:paragraph-properties fo:margin-left="0in" fo:margin-right="0in" fo:line-height="150%" fo:text-indent="0in" style:auto-text-indent="false" style:writing-mode="lr-tb">
        <style:tab-stops/>
      </style:paragraph-properties>
      <style:text-properties fo:color="#000000" loext:opacity="100%" style:font-name="Times New Roman3" style:font-size-complex="14pt"/>
    </style:style>
    <style:style style:name="P20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>
        <style:tab-stops/>
      </style:paragraph-properties>
      <style:text-properties fo:color="#000000" loext:opacity="100%" style:font-name="Times New Roman3" style:font-size-complex="14pt"/>
    </style:style>
    <style:style style:name="P21" style:family="paragraph" style:parent-style-name="Листинг">
      <style:text-properties fo:color="#000000" loext:opacity="100%" officeooo:rsid="00136246" officeooo:paragraph-rsid="00136246"/>
    </style:style>
    <style:style style:name="P22" style:family="paragraph" style:parent-style-name="Standard">
      <style:text-properties fo:color="#000000" loext:opacity="100%" officeooo:paragraph-rsid="004ae92b"/>
    </style:style>
    <style:style style:name="P23" style:family="paragraph" style:parent-style-name="Листинг">
      <style:text-properties fo:color="#000000" loext:opacity="100%" officeooo:rsid="004ae92b" officeooo:paragraph-rsid="004ae92b"/>
    </style:style>
    <style:style style:name="P24" style:family="paragraph" style:parent-style-name="Standard">
      <style:text-properties fo:color="#000000" loext:opacity="100%" officeooo:rsid="0011ddc4" officeooo:paragraph-rsid="00543b1c"/>
    </style:style>
    <style:style style:name="P25" style:family="paragraph" style:parent-style-name="Text_20_body">
      <style:text-properties fo:color="#000000" loext:opacity="100%" officeooo:rsid="003f295f" officeooo:paragraph-rsid="003f295f"/>
    </style:style>
    <style:style style:name="P26" style:family="paragraph" style:parent-style-name="Text_20_body">
      <style:text-properties officeooo:rsid="000ef043" officeooo:paragraph-rsid="000ef043"/>
    </style:style>
    <style:style style:name="P27" style:family="paragraph" style:parent-style-name="Standard">
      <style:text-properties officeooo:rsid="0018933d" officeooo:paragraph-rsid="0018933d"/>
    </style:style>
    <style:style style:name="P28" style:family="paragraph" style:parent-style-name="Text_20_body">
      <style:paragraph-properties fo:line-height="150%" fo:text-align="justify" style:justify-single-word="false" fo:orphans="2" fo:widows="2" fo:hyphenation-ladder-count="no-limit"/>
      <style:text-properties fo:font-weight="normal" officeooo:rsid="00570f5f" officeooo:paragraph-rsid="00570f5f" style:font-weight-asian="normal" style:font-weight-complex="normal" fo:hyphenate="true" fo:hyphenation-remain-char-count="2" fo:hyphenation-push-char-count="2" loext:hyphenation-no-caps="false"/>
    </style:style>
    <style:style style:name="P29" style:family="paragraph" style:parent-style-name="Text_20_body">
      <style:paragraph-properties fo:margin-left="0in" fo:margin-right="0in" fo:line-height="150%" fo:text-align="justify" style:justify-single-word="false" fo:orphans="2" fo:widows="2" fo:hyphenation-ladder-count="no-limit" fo:text-indent="0in" style:auto-text-indent="false"/>
      <style:text-properties fo:font-weight="normal" officeooo:rsid="00570f5f" officeooo:paragraph-rsid="0057b846" style:font-weight-asian="normal" style:font-weight-complex="normal" fo:hyphenate="true" fo:hyphenation-remain-char-count="2" fo:hyphenation-push-char-count="2" loext:hyphenation-no-caps="false"/>
    </style:style>
    <style:style style:name="P30" style:family="paragraph" style:parent-style-name="Text_20_body">
      <style:paragraph-properties fo:line-height="150%" fo:text-align="justify" style:justify-single-word="false" fo:orphans="2" fo:widows="2" fo:hyphenation-ladder-count="no-limit"/>
      <style:text-properties fo:font-weight="normal" officeooo:rsid="00570f5f" officeooo:paragraph-rsid="005b42ef" style:font-weight-asian="normal" style:font-weight-complex="normal" fo:hyphenate="true" fo:hyphenation-remain-char-count="2" fo:hyphenation-push-char-count="2" loext:hyphenation-no-caps="false"/>
    </style:style>
    <style:style style:name="P31" style:family="paragraph" style:parent-style-name="Text_20_body">
      <style:paragraph-properties fo:margin-left="0in" fo:margin-right="0in" fo:line-height="150%" fo:text-align="justify" style:justify-single-word="false" fo:orphans="2" fo:widows="2" fo:hyphenation-ladder-count="no-limit" fo:text-indent="0in" style:auto-text-indent="false"/>
      <style:text-properties fo:font-weight="normal" officeooo:rsid="00570f5f" officeooo:paragraph-rsid="005b42ef" style:font-weight-asian="normal" style:font-weight-complex="normal" fo:hyphenate="true" fo:hyphenation-remain-char-count="2" fo:hyphenation-push-char-count="2" loext:hyphenation-no-caps="false"/>
    </style:style>
    <style:style style:name="P32" style:family="paragraph" style:parent-style-name="Text_20_body">
      <style:paragraph-properties fo:line-height="150%" fo:text-align="justify" style:justify-single-word="false" fo:orphans="2" fo:widows="2" fo:hyphenation-ladder-count="no-limit"/>
      <style:text-properties fo:font-weight="normal" officeooo:rsid="005b42ef" officeooo:paragraph-rsid="005b42ef" style:font-weight-asian="normal" style:font-weight-complex="normal" fo:hyphenate="true" fo:hyphenation-remain-char-count="2" fo:hyphenation-push-char-count="2" loext:hyphenation-no-caps="false"/>
    </style:style>
    <style:style style:name="P33" style:family="paragraph" style:parent-style-name="Text_20_body">
      <style:paragraph-properties fo:line-height="150%" fo:text-align="justify" style:justify-single-word="false" fo:orphans="2" fo:widows="2" fo:hyphenation-ladder-count="no-limit"/>
      <style:text-properties fo:font-weight="normal" officeooo:rsid="005ba788" officeooo:paragraph-rsid="005ba788" style:font-weight-asian="normal" style:font-weight-complex="normal" fo:hyphenate="true" fo:hyphenation-remain-char-count="2" fo:hyphenation-push-char-count="2" loext:hyphenation-no-caps="false"/>
    </style:style>
    <style:style style:name="P34" style:family="paragraph" style:parent-style-name="Standard">
      <style:paragraph-properties fo:margin-left="0in" fo:margin-right="0in" fo:text-indent="0in" style:auto-text-indent="false"/>
      <style:text-properties officeooo:rsid="004a33a2" officeooo:paragraph-rsid="005ba788"/>
    </style:style>
    <style:style style:name="P35" style:family="paragraph" style:parent-style-name="Text_20_body">
      <style:paragraph-properties fo:line-height="150%" fo:text-align="justify" style:justify-single-word="false" fo:orphans="2" fo:widows="2" fo:hyphenation-ladder-count="no-limit"/>
      <style:text-properties fo:font-style="italic" fo:font-weight="normal" officeooo:rsid="00570f5f" officeooo:paragraph-rsid="00570f5f" style:font-style-asian="italic" style:font-weight-asian="normal" style:font-style-complex="italic" style:font-weight-complex="normal" fo:hyphenate="true" fo:hyphenation-remain-char-count="2" fo:hyphenation-push-char-count="2" loext:hyphenation-no-caps="false"/>
    </style:style>
    <style:style style:name="P36" style:family="paragraph" style:parent-style-name="Text_20_body">
      <style:paragraph-properties fo:margin-left="0in" fo:margin-right="0in" fo:line-height="150%" fo:text-align="justify" style:justify-single-word="false" fo:orphans="2" fo:widows="2" fo:hyphenation-ladder-count="no-limit" fo:text-indent="0in" style:auto-text-indent="false"/>
      <style:text-properties fo:font-style="normal" fo:font-weight="normal" officeooo:rsid="00570f5f" officeooo:paragraph-rsid="00588eac" style:font-style-asian="normal" style:font-weight-asian="normal" style:font-style-complex="normal" style:font-weight-complex="normal" fo:hyphenate="true" fo:hyphenation-remain-char-count="2" fo:hyphenation-push-char-count="2" loext:hyphenation-no-caps="false"/>
    </style:style>
    <style:style style:name="P37" style:family="paragraph" style:parent-style-name="Text_20_body">
      <style:paragraph-properties fo:line-height="150%" fo:text-align="justify" style:justify-single-word="false" fo:orphans="2" fo:widows="2" fo:hyphenation-ladder-count="no-limit"/>
      <style:text-properties fo:font-weight="normal" officeooo:rsid="005b42ef" officeooo:paragraph-rsid="005b42ef" style:font-weight-asian="normal" style:font-weight-complex="normal" fo:hyphenate="true" fo:hyphenation-remain-char-count="2" fo:hyphenation-push-char-count="2" loext:hyphenation-no-caps="false"/>
    </style:style>
    <style:style style:name="P38" style:family="paragraph" style:parent-style-name="Text_20_body">
      <style:paragraph-properties fo:margin-left="0in" fo:margin-right="0in" fo:line-height="150%" fo:text-align="justify" style:justify-single-word="false" fo:orphans="2" fo:widows="2" fo:hyphenation-ladder-count="no-limit" fo:text-indent="0in" style:auto-text-indent="false"/>
      <style:text-properties fo:color="#000000" loext:opacity="100%" style:font-name="Times New Roman" fo:font-size="14pt" fo:font-style="normal" fo:font-weight="normal" officeooo:rsid="0057b846" officeooo:paragraph-rsid="00588eac" style:font-size-asian="14pt" style:font-style-asian="normal" style:font-weight-asian="normal" style:font-size-complex="14pt" style:font-style-complex="normal" style:font-weight-complex="normal" fo:hyphenate="true" fo:hyphenation-remain-char-count="2" fo:hyphenation-push-char-count="2" loext:hyphenation-no-caps="false"/>
    </style:style>
    <style:style style:name="P39" style:family="paragraph" style:parent-style-name="Text_20_body">
      <style:paragraph-properties fo:margin-left="0in" fo:margin-right="0in" fo:line-height="150%" fo:text-align="justify" style:justify-single-word="false" fo:orphans="2" fo:widows="2" fo:hyphenation-ladder-count="no-limit" fo:text-indent="0in" style:auto-text-indent="false"/>
      <style:text-properties fo:color="#000000" loext:opacity="100%" style:font-name="Times New Roman" fo:font-size="14pt" fo:font-style="normal" fo:font-weight="normal" officeooo:rsid="00588eac" officeooo:paragraph-rsid="00588eac" style:font-size-asian="14pt" style:font-style-asian="normal" style:font-weight-asian="normal" style:font-size-complex="14pt" style:font-style-complex="normal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master-page-name="First_20_Page">
      <style:paragraph-properties fo:margin-left="0in" fo:margin-right="0in" fo:line-height="150%" fo:text-align="center" style:justify-single-word="false" fo:text-indent="0.4925in" style:auto-text-indent="false" style:page-number="auto" style:writing-mode="lr-tb"/>
      <style:text-properties fo:text-transform="uppercase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41" style:family="paragraph" style:parent-style-name="Heading_20_1">
      <style:paragraph-properties fo:break-before="page"/>
      <style:text-properties officeooo:paragraph-rsid="003724e9"/>
    </style:style>
    <style:style style:name="P42" style:family="paragraph" style:parent-style-name="Heading_20_2">
      <style:paragraph-properties fo:break-before="page"/>
    </style:style>
    <style:style style:name="P43" style:family="paragraph" style:parent-style-name="Heading_20_2" style:list-style-name="">
      <style:paragraph-properties fo:line-height="150%" fo:text-align="justify" style:justify-single-word="false" fo:orphans="2" fo:widows="2" fo:hyphenation-ladder-count="no-limit"/>
      <style:text-properties fo:font-weight="normal" officeooo:rsid="00570f5f" officeooo:paragraph-rsid="00570f5f" style:font-weight-asian="normal" style:font-weight-complex="normal" fo:hyphenate="true" fo:hyphenation-remain-char-count="2" fo:hyphenation-push-char-count="2" loext:hyphenation-no-caps="false"/>
    </style:style>
    <style:style style:name="P44" style:family="paragraph" style:parent-style-name="Heading_20_2">
      <style:paragraph-properties fo:break-before="page"/>
      <style:text-properties officeooo:paragraph-rsid="0051040f"/>
    </style:style>
    <style:style style:name="T1" style:family="text">
      <style:text-properties fo:text-transform="uppercase" fo:color="#000000" loext:opacity="10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2" style:family="text">
      <style:text-properties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3" style:family="text">
      <style:text-properties style:font-name="Times New Roman3" fo:font-size="14pt" fo:language="ru" fo:country="RU" fo:font-weight="bold" officeooo:rsid="003cd51f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4" style:family="text">
      <style:text-properties style:font-name="Times New Roman3" fo:font-size="14pt" fo:language="ru" fo:country="RU" fo:font-weight="bold" officeooo:rsid="00543b1c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5" style:family="text">
      <style:text-properties style:font-name="Times New Roman3" fo:font-size="14pt" officeooo:rsid="003cd51f" style:font-size-complex="14pt"/>
    </style:style>
    <style:style style:name="T6" style:family="text">
      <style:text-properties style:font-name="Times New Roman3" fo:font-size="14pt" fo:language="en" fo:country="US" officeooo:rsid="005c2a91"/>
    </style:style>
    <style:style style:name="T7" style:family="text">
      <style:text-properties style:font-name="Times New Roman3" style:font-size-complex="14pt"/>
    </style:style>
    <style:style style:name="T8" style:family="text">
      <style:text-properties style:font-name="Times New Roman3" officeooo:rsid="003cd51f" style:font-size-complex="14pt"/>
    </style:style>
    <style:style style:name="T9" style:family="text">
      <style:text-properties fo:color="#000000" loext:opacity="100%" style:font-name="Times New Roman" fo:font-size="14pt" fo:font-style="normal" fo:font-weight="normal" officeooo:rsid="0054a4a5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0000" loext:opacity="100%" style:font-name="Times New Roman" fo:font-size="14pt" fo:font-style="normal" style:font-size-asian="14pt" style:font-style-asian="normal" style:font-size-complex="14pt" style:font-style-complex="normal"/>
    </style:style>
    <style:style style:name="T11" style:family="text">
      <style:text-properties fo:color="#000000" loext:opacity="100%" style:font-name="Times New Roman" fo:font-size="14pt" fo:font-style="normal" officeooo:rsid="0057b846" style:font-size-asian="14pt" style:font-style-asian="normal" style:font-size-complex="14pt" style:font-style-complex="normal"/>
    </style:style>
    <style:style style:name="T12" style:family="text">
      <style:text-properties fo:color="#000000" loext:opacity="100%" style:font-name="Times New Roman" fo:font-size="14pt" fo:font-style="normal" officeooo:rsid="005ba788" style:font-size-asian="14pt" style:font-style-asian="normal" style:font-size-complex="14pt" style:font-style-complex="normal"/>
    </style:style>
    <style:style style:name="T13" style:family="text">
      <style:text-properties fo:color="#000000" loext:opacity="100%" style:font-name="Times New Roman" fo:font-size="14pt" fo:language="ru" fo:country="RU" fo:font-style="normal" fo:font-weight="normal" officeooo:rsid="0054a4a5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000000" loext:opacity="100%" style:font-name="Times New Roman" fo:font-size="14pt" fo:language="ru" fo:country="RU" fo:font-style="normal" fo:font-weight="normal" officeooo:rsid="0055597c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000000" loext:opacity="100%" style:font-name="Times New Roman" fo:font-size="14pt" fo:language="ru" fo:country="RU" fo:font-style="italic" fo:font-weight="normal" officeooo:rsid="0055597c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fo:color="#000000" loext:opacity="100%" style:font-name="Times New Roman" fo:font-size="14pt" fo:font-style="italic" fo:font-weight="normal" officeooo:rsid="0055597c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color="#000000" loext:opacity="100%" style:font-name="Times New Roman" fo:font-size="14pt" fo:font-style="italic" fo:font-weight="normal" officeooo:rsid="0054a4a5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color="#000000" loext:opacity="100%" style:font-name="Times New Roman" fo:font-size="14pt" fo:font-style="italic" style:font-size-asian="14pt" style:font-style-asian="italic" style:font-size-complex="14pt" style:font-style-complex="italic"/>
    </style:style>
    <style:style style:name="T19" style:family="text">
      <style:text-properties fo:color="#000000" loext:opacity="100%" style:font-name="Times New Roman" fo:font-size="14pt" fo:font-style="italic" officeooo:rsid="0057b846" style:font-size-asian="14pt" style:font-style-asian="italic" style:font-size-complex="14pt" style:font-style-complex="italic"/>
    </style:style>
    <style:style style:name="T20" style:family="text">
      <style:text-properties fo:color="#000000" loext:opacity="100%" style:font-name="Times New Roman" fo:font-size="14pt" officeooo:rsid="0057b846" style:font-size-asian="14pt" style:font-size-complex="14pt"/>
    </style:style>
    <style:style style:name="T21" style:family="text">
      <style:text-properties fo:color="#000000" loext:opacity="100%" style:font-name="Times New Roman" fo:font-size="14pt" officeooo:rsid="00588eac" style:font-size-asian="14pt" style:font-size-complex="14pt"/>
    </style:style>
    <style:style style:name="T22" style:family="text">
      <style:text-properties fo:font-variant="normal" fo:text-transform="none" fo:color="#000000" loext:opacity="10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23" style:family="text">
      <style:text-properties fo:font-variant="normal" fo:text-transform="none" fo:color="#000000" loext:opacity="100%" style:font-name="Times New Roman3" fo:font-size="14pt" fo:language="ru" fo:country="RU" officeooo:rsid="00543b1c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24" style:family="text">
      <style:text-properties fo:font-variant="normal" fo:text-transform="none" fo:color="#000000" loext:opacity="100%" style:font-name="Times New Roman" fo:font-size="14pt" fo:letter-spacing="0.0035in" fo:language="ru" fo:country="RU" fo:font-weight="bold" officeooo:rsid="003cd51f" style:font-size-asian="14pt" style:language-asian="ru" style:country-asian="RU" style:font-weight-asian="bold" style:font-name-complex="Times New Roman1" style:font-size-complex="14pt" style:language-complex="ar" style:country-complex="SA" style:font-weight-complex="bold"/>
    </style:style>
    <style:style style:name="T25" style:family="text">
      <style:text-properties fo:language="en" fo:country="US"/>
    </style:style>
    <style:style style:name="T26" style:family="text">
      <style:text-properties officeooo:rsid="001b2153"/>
    </style:style>
    <style:style style:name="T27" style:family="text">
      <style:text-properties officeooo:rsid="003cd51f"/>
    </style:style>
    <style:style style:name="T28" style:family="text">
      <style:text-properties fo:font-style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570f5f" style:font-style-asian="italic" style:font-style-complex="italic"/>
    </style:style>
    <style:style style:name="T31" style:family="text">
      <style:text-properties fo:font-style="italic" style:text-underline-style="none" style:font-style-asian="italic" style:font-style-complex="italic"/>
    </style:style>
    <style:style style:name="T32" style:family="text">
      <style:text-properties officeooo:rsid="000ef043"/>
    </style:style>
    <style:style style:name="T33" style:family="text">
      <style:text-properties officeooo:rsid="0018933d"/>
    </style:style>
    <style:style style:name="T34" style:family="text">
      <style:text-properties officeooo:rsid="00543b1c"/>
    </style:style>
    <style:style style:name="T35" style:family="text">
      <style:text-properties style:font-name="Times New Roman"/>
    </style:style>
    <style:style style:name="T36" style:family="text">
      <style:text-properties style:font-name="Times New Roman" officeooo:rsid="00544756"/>
    </style:style>
    <style:style style:name="T37" style:family="text">
      <style:text-properties style:font-name="Times New Roman" fo:font-weight="bold" officeooo:rsid="00544756" style:font-weight-asian="bold" style:font-weight-complex="bold"/>
    </style:style>
    <style:style style:name="T38" style:family="text">
      <style:text-properties style:font-name="Times New Roman" fo:font-style="italic" fo:font-weight="normal" officeooo:rsid="00544756" style:font-style-asian="normal" style:font-weight-asian="normal" style:font-style-complex="normal" style:font-weight-complex="normal"/>
    </style:style>
    <style:style style:name="T39" style:family="text">
      <style:text-properties style:font-name="Times New Roman" fo:font-style="italic" fo:font-weight="normal" officeooo:rsid="0054a4a5" style:font-style-asian="italic" style:font-weight-asian="normal" style:font-style-complex="italic" style:font-weight-complex="normal"/>
    </style:style>
    <style:style style:name="T40" style:family="text">
      <style:text-properties style:font-name="Times New Roman" fo:font-style="normal" fo:font-weight="bold" officeooo:rsid="00544756" style:font-style-asian="normal" style:font-weight-asian="bold" style:font-style-complex="normal" style:font-weight-complex="bold"/>
    </style:style>
    <style:style style:name="T41" style:family="text">
      <style:text-properties style:font-name="Times New Roman" fo:font-style="normal" fo:font-weight="bold" officeooo:rsid="00544756" style:font-style-asian="normal" style:font-weight-asian="normal" style:font-style-complex="normal" style:font-weight-complex="normal"/>
    </style:style>
    <style:style style:name="T42" style:family="text">
      <style:text-properties style:font-name="Times New Roman" fo:font-style="normal" fo:font-weight="normal" officeooo:rsid="00544756" style:font-style-asian="normal" style:font-weight-asian="normal" style:font-style-complex="normal" style:font-weight-complex="normal"/>
    </style:style>
    <style:style style:name="T43" style:family="text">
      <style:text-properties style:font-name="Times New Roman" fo:font-style="normal" fo:font-weight="normal" officeooo:rsid="0054a4a5" style:font-style-asian="normal" style:font-weight-asian="normal" style:font-style-complex="normal" style:font-weight-complex="normal"/>
    </style:style>
    <style:style style:name="T44" style:family="text">
      <style:text-properties fo:font-weight="bold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570f5f" style:font-style-asian="normal" style:font-style-complex="normal"/>
    </style:style>
    <style:style style:name="T47" style:family="text">
      <style:text-properties officeooo:rsid="00588eac"/>
    </style:style>
    <style:style style:name="T48" style:family="text">
      <style:text-properties officeooo:rsid="005b42ef"/>
    </style:style>
    <style:style style:name="T49" style:family="text">
      <style:text-properties officeooo:rsid="005ba788"/>
    </style:style>
    <style:style style:name="T50" style:family="text">
      <style:text-properties officeooo:rsid="005c2a91"/>
    </style:style>
    <style:style style:name="T51" style:family="text">
      <style:text-properties officeooo:rsid="005faa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МИНОБРНАУКИ РОССИИ</text:p>
      <text:p text:style-name="P8">Санкт-Петербургский государственный</text:p>
      <text:p text:style-name="P8">электротехнический университет</text:p>
      <text:p text:style-name="P8">«ЛЭТИ» им. В.И. Ульянова (Ленина)</text:p>
      <text:p text:style-name="P11">Кафедра МО ЭВМ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2"><text:span text:style-name="Book_20_Title"><text:span text:style-name="T1">отчет</text:span></text:span></text:p>
      <text:p text:style-name="P12"><text:span text:style-name="T2">по лабораторной работе №</text:span><text:span text:style-name="T4">2</text:span></text:p>
      <text:p text:style-name="P12"><text:span text:style-name="T2">по дисциплине «</text:span><text:span text:style-name="T3">Построение и анализ алгоритмов</text:span><text:span text:style-name="T2">»</text:span></text:p>
      <text:p text:style-name="P3"><text:span text:style-name="Book_20_Title"><text:span text:style-name="T22">Тема: Кратчайшие пути. </text:span></text:span><text:span text:style-name="Book_20_Title"><text:span text:style-name="T23">Ж</text:span></text:span><text:span text:style-name="Book_20_Title"><text:span text:style-name="T24">адный алгоритм и А.</text:span></text:span></text:p>
      <text:p text:style-name="P9"/>
      <text:p text:style-name="P9"/>
      <text:p text:style-name="P9"/>
      <text:p text:style-name="P9"/>
      <text:p text:style-name="P15"/>
      <text:p text:style-name="P1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4"><text:span text:style-name="T7">Студент гр. </text:span><text:span text:style-name="T8">1384</text:span></text:p>
          </table:table-cell>
          <table:table-cell table:style-name="Таблица1.B1" office:value-type="string">
            <text:p text:style-name="P19"/>
          </table:table-cell>
          <table:table-cell table:style-name="Таблица1.A1" office:value-type="string">
            <text:p text:style-name="P13"><text:span text:style-name="T5">Тапеха</text:span><text:span text:style-name="T7"> </text:span><text:span text:style-name="T8">В</text:span><text:span text:style-name="T7">.</text:span><text:span text:style-name="T8">А</text:span><text:span text:style-name="T7">.</text:span></text:p>
          </table:table-cell>
        </table:table-row>
        <table:table-row table:style-name="Таблица1.1">
          <table:table-cell table:style-name="Таблица1.A1" office:value-type="string">
            <text:p text:style-name="P18">Преподаватель</text:p>
          </table:table-cell>
          <table:table-cell table:style-name="Таблица1.B2" office:value-type="string">
            <text:p text:style-name="P19"/>
          </table:table-cell>
          <table:table-cell table:style-name="Таблица1.A1" office:value-type="string">
            <text:p text:style-name="P20"><text:span text:style-name="T27">Шевелева</text:span> <text:span text:style-name="T27">А</text:span>.<text:span text:style-name="T27">М</text:span>.</text:p>
          </table:table-cell>
        </table:table-row>
      </table:table>
      <text:p text:style-name="P16"/>
      <text:p text:style-name="P16"/>
      <text:p text:style-name="P16">Санкт-Петербург</text:p>
      <text:p text:style-name="P17">20<text:span text:style-name="T27">23</text:span></text:p>
      <text:h text:style-name="P42" text:outline-level="2">Цель работы.</text:h>
      <text:p text:style-name="P25">Изучить принцип работы алгоритм<text:span text:style-name="T34">ов</text:span> <text:span text:style-name="T34">поиска кратчайшего пути</text:span>. <text:span text:style-name="T34">Написать </text:span><text:span text:style-name="T49">две </text:span>программ<text:span text:style-name="T49">ы</text:span>, которая решает задачу построения пути в ориентированном графе при помощи жадного алгоритма и алгоритма А*. </text:p>
      <text:p text:style-name="P26"/>
      <text:h text:style-name="Heading_20_2" text:outline-level="2">Задание <text:span text:style-name="T34">1.</text:span></text:h>
      <text:p text:style-name="P24">Разработайте программу, которая решает задачу построения пути в <text:span text:style-name="T28">ориентированном</text:span> графе при помощи <text:span text:style-name="T44">жадного алгоритма</text:span>. Жадность в данном случае понимается следующим образом: на каждом шаге выбирается последняя посещённая вершина. Переместиться необходимо в ту вершину, путь до которой является самым дешёвым из последней посещённой вершины. Каждая вершина в графе имеет буквенное обозначение ("a", "b", "c"...), ка<text:span text:style-name="T34">ж</text:span>дое ребро имеет неотрицательный вес. </text:p>
      <text:p text:style-name="P24">Пример входных данных</text:p>
      <text:p text:style-name="P10">a e</text:p>
      <text:p text:style-name="P10">a b 3.0</text:p>
      <text:p text:style-name="P10">b c 1.0</text:p>
      <text:p text:style-name="P10">c d 1.0</text:p>
      <text:p text:style-name="P10">a d 5.0</text:p>
      <text:p text:style-name="P10">d e 1.0</text:p>
      <text:p text:style-name="P10"/>
      <text:p text:style-name="P4"><text:tab/>В первой строке через пробел указываются начальная и конечная вершины. Далее в каждой строке указываются ребра графа и их вес<text:line-break/><text:tab/>В качестве выходных данных необходимо представить строку, в которой перечислены вершины, по которым необходимо пройти от начальной вершины до конечной. Для приведённых в примере входных данных ответом будет</text:p>
      <text:p text:style-name="P5"><text:tab/><text:span text:style-name="Source_20_Text"><text:span text:style-name="T35">abcde</text:span></text:span></text:p>
      <text:p text:style-name="P5"><text:soft-page-break/><text:span text:style-name="Source_20_Text"><text:span text:style-name="T36"><text:tab/></text:span></text:span><text:span text:style-name="Source_20_Text"><text:span text:style-name="T37">Задание 2.</text:span></text:span></text:p>
      <text:p text:style-name="P6"><text:span text:style-name="Source_20_Text"><text:span text:style-name="T42"><text:tab/>Разработайте программу, которая решает задачу построения кратчайшего пути в </text:span></text:span><text:span text:style-name="Source_20_Text"><text:span text:style-name="T38">ориентированном</text:span></text:span><text:span text:style-name="Source_20_Text"><text:span text:style-name="T42"> графе </text:span></text:span><text:span text:style-name="Source_20_Text"><text:span text:style-name="T41">методом А*</text:span></text:span><text:span text:style-name="Source_20_Text"><text:span text:style-name="T42">. Каждая вершина в графе имеет буквенное обозначение ("a", "b", "c"...), каждое ребро имеет неотрицательный вес. В качестве эвристической функции следует взять близость символов, обозначающих вершины графа, в таблице ASCII.</text:span></text:span></text:p>
      <text:p text:style-name="P6"><text:span text:style-name="Source_20_Text"><text:span text:style-name="T42"><text:tab/>Пример входных данных</text:span></text:span></text:p>
      <text:p text:style-name="P6"><text:span text:style-name="Source_20_Text"><text:span text:style-name="T42"><text:tab/>a e</text:span></text:span></text:p>
      <text:p text:style-name="P6"><text:span text:style-name="Source_20_Text"><text:span text:style-name="T42"><text:tab/>a b 3.0</text:span></text:span></text:p>
      <text:p text:style-name="P6"><text:span text:style-name="Source_20_Text"><text:span text:style-name="T42"><text:tab/>b c 1.0</text:span></text:span></text:p>
      <text:p text:style-name="P6"><text:span text:style-name="Source_20_Text"><text:span text:style-name="T42"><text:tab/>c d 1.0</text:span></text:span></text:p>
      <text:p text:style-name="P6"><text:span text:style-name="Source_20_Text"><text:span text:style-name="T42"><text:tab/>a d 5.0</text:span></text:span></text:p>
      <text:p text:style-name="P6"><text:span text:style-name="Source_20_Text"><text:span text:style-name="T42"><text:tab/>d e 1.0</text:span></text:span></text:p>
      <text:p text:style-name="P6"><text:span text:style-name="Source_20_Text"><text:span text:style-name="T42"/></text:span></text:p>
      <text:p text:style-name="P6"><text:span text:style-name="Source_20_Text"><text:span text:style-name="T42"><text:tab/>В первой строке через пробел указываются начальная и конечная вершины. Далее в каждой строке указываются ребра графа и их вес<text:line-break/><text:tab/>В качестве выходных данных необходимо представить строку, в которой перечислены вершины, по которым необходимо пройти от начальной вершины до конечной. Для приведённых в примере входных данных ответом будет<text:line-break/><text:tab/>ade</text:span></text:span></text:p>
      <text:p text:style-name="P7"><text:span text:style-name="Source_20_Text"><text:span text:style-name="T42"><text:tab/></text:span></text:span><text:span text:style-name="Source_20_Text"><text:span text:style-name="T40">Выполнение работы.</text:span></text:span></text:p>
      <text:p text:style-name="P6"><text:span text:style-name="Source_20_Text"><text:span text:style-name="T42"><text:tab/></text:span></text:span><text:span text:style-name="Source_20_Text"><text:span text:style-name="T43">При выполнение работы была создана структура </text:span></text:span><text:span text:style-name="Source_20_Text"><text:span text:style-name="T39">Node</text:span></text:span><text:span text:style-name="Source_20_Text"><text:span text:style-name="T43">,</text:span></text:span><text:span text:style-name="Source_20_Text"><text:span text:style-name="T9"> хранящая точку и стоимость пути до нее. Для нее был перегружен оператор равенства, который необходим для корректной работы </text:span></text:span><text:span text:style-name="Source_20_Text"><text:span text:style-name="T17">std::unordered_map</text:span></text:span><text:span text:style-name="Source_20_Text"><text:span text:style-name="T9">. Еще был определен </text:span></text:span><text:span text:style-name="Source_20_Text"><text:span text:style-name="T17">std::hash</text:span></text:span><text:span text:style-name="Source_20_Text"><text:span text:style-name="T9"> для </text:span></text:span><text:span text:style-name="Source_20_Text"><text:span text:style-name="T17">Node</text:span></text:span><text:span text:style-name="Source_20_Text"><text:span text:style-name="T9">, который также нужен для корректной работы с </text:span></text:span><text:span text:style-name="Source_20_Text"><text:span text:style-name="T17">std::unordered_map</text:span></text:span><text:span text:style-name="Source_20_Text"><text:span text:style-name="T9">. При реализации последнего, была использована функция </text:span></text:span><text:span text:style-name="Source_20_Text"><text:span text:style-name="T17">std::hash</text:span></text:span><text:span text:style-name="Source_20_Text"><text:span text:style-name="T9"> для типов </text:span></text:span><text:span text:style-name="Source_20_Text"><text:span text:style-name="T17">char</text:span></text:span><text:span text:style-name="Source_20_Text"><text:span text:style-name="T9"> и </text:span></text:span><text:span text:style-name="Source_20_Text"><text:span text:style-name="T17">float</text:span></text:span><text:span text:style-name="Source_20_Text"><text:span text:style-name="T9">. </text:span></text:span></text:p>
      <text:p text:style-name="P6"><text:span text:style-name="Source_20_Text"><text:span text:style-name="T9"><text:tab/>Была написана функция </text:span></text:span><text:span text:style-name="Source_20_Text"><text:span text:style-name="T16">graph_type read_graph</text:span></text:span><text:span text:style-name="Source_20_Text"><text:span text:style-name="T9">, считывающая граф. </text:span></text:span><text:span text:style-name="Source_20_Text"><text:span text:style-name="T13">Этот метод считывает данные со стандартного ввода и создает структуру данных графа. Граф представл</text:span></text:span><text:span text:style-name="Source_20_Text"><text:span text:style-name="T14">яет </text:span></text:span><text:span text:style-name="Source_20_Text"><text:span text:style-name="T15">std::unordered_map</text:span></text:span><text:span text:style-name="Source_20_Text"><text:span text:style-name="T13">, </text:span></text:span><text:span text:style-name="Source_20_Text"><text:span text:style-name="T14">где ключом является некоторой вершина, а значением список смежных вершин и стоимость пути до них от искомой вершины.</text:span></text:span></text:p>
      <text:h text:style-name="P43" text:outline-level="2">Для решения задач были написаны классы <text:span text:style-name="T29">Greedy</text:span> (класс, реализующий решение жадного алгоритма) и <text:span text:style-name="T29">AStar</text:span> (класс, реализующий алгоритм A*).</text:h>
      <text:p text:style-name="P32"><text:span text:style-name="T31">Greedy</text:span>:</text:p>
      <text:p text:style-name="P30">В нем хранятся конечная вершин<text:span text:style-name="T48">а</text:span>, структура, хранящая граф, и <text:span text:style-name="T48">вектор, который хранит ответ.</text:span></text:p>
      <text:p text:style-name="P32">Внутри класса были созданы методы:</text:p>
      <text:p text:style-name="P30"><text:span text:style-name="T29">void sort_graph()</text:span> – <text:span text:style-name="T48">метод, который сортирует рёбра графа по возрастанию их длины.</text:span></text:p>
      <text:p text:style-name="P30"><text:span text:style-name="T29">void greedy_algorithm(char current)</text:span> – <text:span text:style-name="T49">жадный алгоритм, решающий задачу.</text:span></text:p>
      <text:p text:style-name="P30"><text:span text:style-name="T29">void print_answer()</text:span> – <text:span text:style-name="T49">метод, печатающий ответ.</text:span></text:p>
      <text:p text:style-name="P33">Подробнее рассмотрим метод <text:span text:style-name="T30">void greedy_algorithm(char current)</text:span><text:span text:style-name="T46">.</text:span></text:p>
      <text:p text:style-name="P33"><text:span text:style-name="T45">Этот метод реализует р</text:span><text:span text:style-name="T46">екурсивный алгоритм, решающий задачу. </text:span></text:p>
      <text:p text:style-name="P33"><text:span text:style-name="T46">По достижении конечной вершины алгоритм завершает работу. Заранее все вершины графа были отсортиованы по возрастанию. Если текущая вершина была найдена в графе, то просматриваются последовательно по воз</text:span><text:soft-page-break/><text:span text:style-name="T46">растанию длины, смежные вершины. Иначе ветка решений обрывается и последняя вершина удаляется из массива, содержащего решение задачи.</text:span></text:p>
      <text:p text:style-name="P35"><text:span text:style-name="T47">AStar</text:span><text:span text:style-name="T45">:</text:span></text:p>
      <text:p text:style-name="P28">В нем хранятся начальная и конечная вершины, структура, хранящая граф, и список родителей для каждой вершины, включенной в итоговое решение. </text:p>
      <text:p text:style-name="P31"><text:tab/>У него были созданы методы:</text:p>
      <text:p text:style-name="P31"><text:span text:style-name="T18"><text:tab/>char min_heuristic_plus_cost(const std::vector&lt;char&gt;&amp; array) </text:span><text:span text:style-name="T10">– </text:span><text:span text:style-name="T11">метод, находящий минимальное значение эвристической функции "расстояние + стоимость" для некоторой вершины; </text:span></text:p>
      <text:p text:style-name="P31"><text:span text:style-name="T11"><text:tab/></text:span><text:span text:style-name="T19">[[nodiscard]] inline float heuristic(char current) const</text:span><text:span text:style-name="T11"> – метод, реализующий эвристическую функцию, оценивающую расстояние от некоторой вершины до конечной вершины;</text:span></text:p>
      <text:p text:style-name="P31"><text:span text:style-name="T11"><text:tab/></text:span><text:span text:style-name="T19">void print_answer()</text:span><text:span text:style-name="T11"> – метод, печатающий ответ;</text:span></text:p>
      <text:p text:style-name="P31"><text:span text:style-name="T19"><text:s/><text:tab/>bool A_star()</text:span><text:span text:style-name="T11"> – метод реализующий алгоритм А*.</text:span></text:p>
      <text:p text:style-name="P29"><text:span text:style-name="T11"><text:tab/>Подробнее рассмотрим метод </text:span><text:span text:style-name="T19">bool A_star()</text:span><text:span text:style-name="T12">.</text:span></text:p>
      <text:p text:style-name="P38"><text:tab/>Этот метод реализует алгоритм A* для поиска самого короткого пути до заданной вершины. </text:p>
      <text:p text:style-name="P36"><text:span text:style-name="T20"><text:tab/></text:span><text:bookmark-start text:name="__DdeLink__4114_2031737484"/><text:span text:style-name="T20">Алгоритм A* находит самый короткий путь до некоторой вершины, используя эвристическую функцию, которая оценивает оставшееся расстояние от каждой вершины до конечной вершины. Он поддерживает два списка вершин: список обработанных вершин и список вершин, которые нужно обработать. Алгоритм выбирает следующую вершину для обработки из списка вершин, которые еще необходимо обработать, на основе суммы стоимости достижения этой вершины из начальной вершины и предполагаемого оставшегося расстояния до конечной вершины, которое было оценено с помощью эвристической функции. Он продолжается до тех пор, пока не будет достигнута конечная вершина или не останется вершин, которые нужно обра</text:span><text:soft-page-break/><text:span text:style-name="T20">ботать</text:span><text:bookmark-end text:name="__DdeLink__4114_2031737484"/><text:span text:style-name="T20">. Возвращает буллевое значение, которая показывает была ли найдена нужная вершина</text:span><text:span text:style-name="T21">. </text:span></text:p>
      <text:p text:style-name="P39"/>
      <text:h text:style-name="P44" text:outline-level="2">Выводы.</text:h>
      <text:p text:style-name="P34"><text:tab/><text:span text:style-name="T49">В ходе данной лабораторной работы были изучены принципы алгоритмов поиска кратчайшего пути в графе. </text:span><text:span text:style-name="T50">По и</text:span></text:p>
      <text:p text:style-name="P34"><text:span text:style-name="T49"><text:tab/>Были реализованы жадный алгоритм, жадность которого заключается в том, что на каждом шаге выбирается последняя посещенная вершина, и алгоритм А* для поиска наименьшего по стоимости пути в ориентированном графе. </text:span><text:span text:style-name="T50">Жадный алгоритм был реализован рекурсивно, а алгоритм А* был стандартно реализован с использованием в качестве эвристической функции расстояние между символами в таблице ASCII. Обе программы успешно прошли все тесты на платформе «Stepik». </text:span></text:p>
      <text:p text:style-name="Standard"/>
      <text:p text:style-name="Text_20_body"/>
      <text:h text:style-name="P41" text:outline-level="1"><text:span text:style-name="T32">Приложение А<text:line-break/>Исходный код программы</text:span> </text:h>
      <text:p text:style-name="P27"><text:span text:style-name="T26">Название</text:span> файла: <text:span text:style-name="T50">greedy</text:span><text:span text:style-name="T25">.cpp</text:span></text:p>
      <text:p text:style-name="P21">#include &lt;iostream&gt;</text:p>
      <text:p text:style-name="P21">#include &lt;utility&gt;</text:p>
      <text:p text:style-name="P21">#include &lt;vector&gt;</text:p>
      <text:p text:style-name="P21">#include &lt;unordered_map&gt;</text:p>
      <text:p text:style-name="P21"/>
      <text:p text:style-name="P21">// Предварительно объявлен класс Node, чтобы использовать его в краткой записи с помощью using</text:p>
      <text:p text:style-name="P21">class Node;</text:p>
      <text:p text:style-name="P21"/>
      <text:p text:style-name="P21">using Nodes = std::vector&lt;Node&gt;;</text:p>
      <text:p text:style-name="P21">using graph_type = std::unordered_map&lt;char, Nodes&gt;;</text:p>
      <text:p text:style-name="P21"/>
      <text:p text:style-name="P21"/>
      <text:p text:style-name="P21">// Структура, хранящая точку и стоимость пути до нее</text:p>
      <text:p text:style-name="P21">struct Node {</text:p>
      <text:p text:style-name="P21"><text:s text:c="4"/>char point; // Точка</text:p>
      <text:p text:style-name="P21"><text:s text:c="4"/>float cost; // Стоимость пути до нее</text:p>
      <text:p text:style-name="P21"/>
      <text:p text:style-name="P21"><text:s text:c="4"/>// Конструкторы</text:p>
      <text:p text:style-name="P21"><text:s text:c="4"/>explicit Node(char point = 'a', float cost = 0.0) : point(point), cost(cost) {}</text:p>
      <text:p text:style-name="P21"><text:s text:c="4"/>explicit Node(const std::pair&lt;char, float&gt;&amp; node) : point(node.first), cost(node.second) {}</text:p>
      <text:p text:style-name="P21"/>
      <text:p text:style-name="P21"><text:s text:c="4"/>/* Перегружен оператор равенства, который необходим для корректной работы</text:p>
      <text:p text:style-name="P21"><text:s text:c="5"/>* std::unordered_map c пользовательской структурой */</text:p>
      <text:p text:style-name="P21"><text:s text:c="4"/>bool operator==(const Node&amp; other) const { return point == other.point &amp;&amp; cost == other.cost; }</text:p>
      <text:p text:style-name="P21">};</text:p>
      <text:p text:style-name="P21"/>
      <text:p text:style-name="P21">// Определен std::hash для Node, который нужен для корректной работы с std::unordered_map</text:p>
      <text:p text:style-name="P21">template &lt;&gt;</text:p>
      <text:p text:style-name="P21">struct std::hash&lt;Node&gt;</text:p>
      <text:p text:style-name="P21">{</text:p>
      <text:p text:style-name="P21"><text:s text:c="4"/>std::size_t operator()(const Node&amp; node) const</text:p>
      <text:p text:style-name="P21"><text:s text:c="4"/>{</text:p>
      <text:p text:style-name="P21"><text:s text:c="8"/>// Хэш-функция, преобразовывающая поля структуры</text:p>
      <text:p text:style-name="P21"><text:s text:c="8"/>return ((std::hash&lt;char&gt;()(node.point) <text:span text:style-name="T51">^</text:span> (std::hash&lt;float&gt;()(node.cost) &lt;&lt; 1)) &gt;&gt; 1);</text:p>
      <text:p text:style-name="P21"><text:s text:c="4"/>}</text:p>
      <text:p text:style-name="P21">};</text:p>
      <text:p text:style-name="P21"/>
      <text:p text:style-name="P21"/>
      <text:p text:style-name="P21">/* Функция, считывающая граф.</text:p>
      <text:p text:style-name="P21"><text:s/>* Переменная from показывает из какой вершины идет путь.</text:p>
      <text:p text:style-name="P21"><text:s/>* Переменная to показывает в какую вершину направлен путь. */</text:p>
      <text:p text:style-name="P21">graph_type read_graph() {</text:p>
      <text:p text:style-name="P21"><text:soft-page-break/><text:s text:c="4"/>graph_type graph;</text:p>
      <text:p text:style-name="P21"><text:s text:c="4"/>char from, to;</text:p>
      <text:p text:style-name="P21"><text:s text:c="4"/>float length;</text:p>
      <text:p text:style-name="P21"/>
      <text:p text:style-name="P21"><text:s text:c="4"/>while (std::cin &gt;&gt; from &gt;&gt; to &gt;&gt; length) {</text:p>
      <text:p text:style-name="P21"><text:s text:c="8"/>graph[from].emplace_back(to, length);</text:p>
      <text:p text:style-name="P21"><text:s text:c="4"/>}</text:p>
      <text:p text:style-name="P21"/>
      <text:p text:style-name="P21"><text:s text:c="4"/>return graph;</text:p>
      <text:p text:style-name="P21">}</text:p>
      <text:p text:style-name="P21"/>
      <text:p text:style-name="P21"/>
      <text:p text:style-name="P21">// Класс, реализующий решение жадного алгоритма</text:p>
      <text:p text:style-name="P21">class Greedy {</text:p>
      <text:p text:style-name="P21">public:</text:p>
      <text:p text:style-name="P21"><text:s text:c="4"/>// Конструктор</text:p>
      <text:p text:style-name="P21"><text:s text:c="4"/>Greedy(char start, char goal, graph_type graph)</text:p>
      <text:p text:style-name="P21"><text:s text:c="12"/>: goal(goal), graph(std::move(graph)) { answer.push_back(start); }</text:p>
      <text:p text:style-name="P21"/>
      <text:p text:style-name="P21"><text:s text:c="4"/>// Сортирует считанный граф</text:p>
      <text:p text:style-name="P21"><text:s text:c="4"/>void sort_graph();</text:p>
      <text:p text:style-name="P21"><text:s text:c="4"/>// Жадный алгоритм, решающий задачу</text:p>
      <text:p text:style-name="P21"><text:s text:c="4"/>void greedy_algorithm(char current);</text:p>
      <text:p text:style-name="P21"><text:s text:c="4"/>// Печатает ответ</text:p>
      <text:p text:style-name="P21"><text:s text:c="4"/>void print_answer();</text:p>
      <text:p text:style-name="P21">private:</text:p>
      <text:p text:style-name="P21"><text:s text:c="4"/>char goal; // конечная вершина</text:p>
      <text:p text:style-name="P21"><text:s text:c="4"/>graph_type graph; // структура, хранящая граф</text:p>
      <text:p text:style-name="P21"><text:s text:c="4"/>std::vector&lt;char&gt; answer; // вектор, хранящий ответ</text:p>
      <text:p text:style-name="P21">};</text:p>
      <text:p text:style-name="P21"/>
      <text:p text:style-name="P21">// Сортирует рёбра графа по возрастанию их длины</text:p>
      <text:p text:style-name="P21">void Greedy::sort_graph() {</text:p>
      <text:p text:style-name="P21"><text:s text:c="4"/>for(auto&amp; i : graph) {</text:p>
      <text:p text:style-name="P21"><text:s text:c="8"/>std::sort(i.second.begin(), i.second.end(),</text:p>
      <text:p text:style-name="P21"><text:s text:c="18"/>[](const Node&amp; edge1, const Node&amp; edge2) {</text:p>
      <text:p text:style-name="P21"><text:s text:c="22"/>return edge1.cost &lt; edge2.cost;</text:p>
      <text:p text:style-name="P21"><text:s text:c="18"/>});</text:p>
      <text:p text:style-name="P21"><text:s text:c="4"/>}</text:p>
      <text:p text:style-name="P21">}</text:p>
      <text:p text:style-name="P21"/>
      <text:p text:style-name="P21">/**</text:p>
      <text:p text:style-name="P21"><text:s/>* Рекурсивный алгоритм, решающий задачу.</text:p>
      <text:p text:style-name="P21"><text:s/>* По достижении конечной вершины алгоритм завершает работу.</text:p>
      <text:p text:style-name="P21"><text:s/>* Заранее все вершины графа были отсортиованы по возрастанию.</text:p>
      <text:p text:style-name="P21"><text:s/>* Если текущая вершина была найдена в графе, то просматриваются последовательно по возрастанию длины,</text:p>
      <text:p text:style-name="P21"><text:s/>* смежные вершины. Иначе ветка решений обрывается и последняя вершина удаляется из массива,</text:p>
      <text:p text:style-name="P21"><text:s/>* содержащего решение задачи.</text:p>
      <text:p text:style-name="P21"><text:s/>*/</text:p>
      <text:p text:style-name="P21">void Greedy::greedy_algorithm(char current) {</text:p>
      <text:p text:style-name="P21"><text:s text:c="4"/>if (current == goal) {</text:p>
      <text:p text:style-name="P21"><text:s text:c="8"/>return;</text:p>
      <text:p text:style-name="P21"><text:soft-page-break/><text:s text:c="4"/>}</text:p>
      <text:p text:style-name="P21"/>
      <text:p text:style-name="P21"><text:s text:c="4"/>auto iter = graph.find(current);</text:p>
      <text:p text:style-name="P21"><text:s text:c="4"/>if (iter == graph.end()) {</text:p>
      <text:p text:style-name="P21"><text:s text:c="8"/>answer.pop_back();</text:p>
      <text:p text:style-name="P21"><text:s text:c="8"/>return;</text:p>
      <text:p text:style-name="P21"><text:s text:c="4"/>}</text:p>
      <text:p text:style-name="P21"/>
      <text:p text:style-name="P21"><text:s text:c="4"/>for(const auto&amp; elem : iter-&gt;second) {</text:p>
      <text:p text:style-name="P21"><text:s text:c="8"/>answer.push_back(elem.point);</text:p>
      <text:p text:style-name="P21"><text:s text:c="8"/>iter-&gt;second.pop_back();</text:p>
      <text:p text:style-name="P21"><text:s text:c="8"/>greedy_algorithm(elem.point);</text:p>
      <text:p text:style-name="P21"/>
      <text:p text:style-name="P21"><text:s text:c="8"/>if (answer.back() == goal) {</text:p>
      <text:p text:style-name="P21"><text:s text:c="12"/>return;</text:p>
      <text:p text:style-name="P21"><text:s text:c="8"/>}</text:p>
      <text:p text:style-name="P21"><text:s text:c="4"/>}</text:p>
      <text:p text:style-name="P21"><text:s text:c="4"/>answer.pop_back();</text:p>
      <text:p text:style-name="P21">}</text:p>
      <text:p text:style-name="P21"/>
      <text:p text:style-name="P21">// Печатает ответ на задачу</text:p>
      <text:p text:style-name="P21">void Greedy::print_answer() {</text:p>
      <text:p text:style-name="P21"><text:s text:c="4"/>for (char i : answer) {</text:p>
      <text:p text:style-name="P21"><text:s text:c="8"/>std::cout &lt;&lt; i;</text:p>
      <text:p text:style-name="P21"><text:s text:c="4"/>}</text:p>
      <text:p text:style-name="P21">}</text:p>
      <text:p text:style-name="P21"/>
      <text:p text:style-name="P21"/>
      <text:p text:style-name="P21">int main() {</text:p>
      <text:p text:style-name="P21"><text:s text:c="4"/>char start, final;</text:p>
      <text:p text:style-name="P21"><text:s text:c="4"/>std::cin &gt;&gt; start &gt;&gt; final;</text:p>
      <text:p text:style-name="P21"/>
      <text:p text:style-name="P21"><text:s text:c="4"/>Greedy solver(start, final, read_graph());</text:p>
      <text:p text:style-name="P21"><text:s text:c="4"/>solver.sort_graph();</text:p>
      <text:p text:style-name="P21"><text:s text:c="4"/>solver.greedy_algorithm(start);</text:p>
      <text:p text:style-name="P21"/>
      <text:p text:style-name="P21"><text:s text:c="4"/>solver.print_answer();</text:p>
      <text:p text:style-name="P21"/>
      <text:p text:style-name="P21"/>
      <text:p text:style-name="P21"><text:s text:c="4"/>return 0;</text:p>
      <text:p text:style-name="P21">}</text:p>
      <text:p text:style-name="P21"/>
      <text:p text:style-name="P22"><text:span text:style-name="T26">Название</text:span><text:span text:style-name="T33"> файла: </text:span><text:span text:style-name="T6">astar.cpp</text:span></text:p>
      <text:p text:style-name="P23"/>
      <text:p text:style-name="P21">#include &lt;iostream&gt;</text:p>
      <text:p text:style-name="P21">#include &lt;utility&gt;</text:p>
      <text:p text:style-name="P21">#include &lt;vector&gt;</text:p>
      <text:p text:style-name="P21">#include &lt;unordered_map&gt;</text:p>
      <text:p text:style-name="P21">#include &lt;numeric&gt;</text:p>
      <text:p text:style-name="P21"/>
      <text:p text:style-name="P21"/>
      <text:p text:style-name="P21">// Предварительно объявлен класс Node, чтобы использовать его в краткой записи с помощью using</text:p>
      <text:p text:style-name="P21">class Node;</text:p>
      <text:p text:style-name="P21"><text:soft-page-break/></text:p>
      <text:p text:style-name="P21">using Nodes = std::vector&lt;Node&gt;;</text:p>
      <text:p text:style-name="P21">using graph_type = std::unordered_map&lt;char, Nodes&gt;;</text:p>
      <text:p text:style-name="P21"/>
      <text:p text:style-name="P21"/>
      <text:p text:style-name="P21">// Структура, хранящая точку и стоимость пути до нее</text:p>
      <text:p text:style-name="P21">struct Node {</text:p>
      <text:p text:style-name="P21"><text:s text:c="4"/>char point; // Точка</text:p>
      <text:p text:style-name="P21"><text:s text:c="4"/>float cost; // Стоимость пути до нее</text:p>
      <text:p text:style-name="P21"/>
      <text:p text:style-name="P21"><text:s text:c="4"/>// Конструкторы</text:p>
      <text:p text:style-name="P21"><text:s text:c="4"/>explicit Node(char point = 'a', float cost = 0.0) : point(point), cost(cost) {}</text:p>
      <text:p text:style-name="P21"><text:s text:c="4"/>explicit Node(const std::pair&lt;char, float&gt;&amp; node) : point(node.first), cost(node.second) {}</text:p>
      <text:p text:style-name="P21"/>
      <text:p text:style-name="P21"><text:s text:c="4"/>/* Перегружен оператор равенства, который необходим для корректной работы</text:p>
      <text:p text:style-name="P21"><text:s text:c="5"/>* std::unordered_map c пользовательской структурой */</text:p>
      <text:p text:style-name="P21"><text:s text:c="4"/>bool operator==(const Node&amp; other) const { return point == other.point &amp;&amp; cost == other.cost; }</text:p>
      <text:p text:style-name="P21">};</text:p>
      <text:p text:style-name="P21"/>
      <text:p text:style-name="P21">// Определен std::hash для Node, который нужен для корректной работы с std::unordered_map</text:p>
      <text:p text:style-name="P21">template &lt;&gt;</text:p>
      <text:p text:style-name="P21">struct std::hash&lt;Node&gt;</text:p>
      <text:p text:style-name="P21">{</text:p>
      <text:p text:style-name="P21"><text:s text:c="4"/>std::size_t operator()(const Node&amp; node) const</text:p>
      <text:p text:style-name="P21"><text:s text:c="4"/>{</text:p>
      <text:p text:style-name="P21"><text:s text:c="8"/>// Хэш-функция, преобразовывающая поля структуры</text:p>
      <text:p text:style-name="P21"><text:s text:c="8"/>return ((std::hash&lt;char&gt;()(node.point) <text:span text:style-name="T51">^</text:span> (std::hash&lt;float&gt;()(node.cost) &lt;&lt; 1)) &gt;&gt; 1);</text:p>
      <text:p text:style-name="P21"><text:s text:c="4"/>}</text:p>
      <text:p text:style-name="P21">};</text:p>
      <text:p text:style-name="P21"/>
      <text:p text:style-name="P21"/>
      <text:p text:style-name="P21">/* Функция, считывающая граф.</text:p>
      <text:p text:style-name="P21"><text:s/>* Переменная from показывает из какой вершины идет путь.</text:p>
      <text:p text:style-name="P21"><text:s/>* Переменная to показывает в какую вершину направлен путь. */</text:p>
      <text:p text:style-name="P21">graph_type read_graph() {</text:p>
      <text:p text:style-name="P21"><text:s text:c="4"/>graph_type graph;</text:p>
      <text:p text:style-name="P21"><text:s text:c="4"/>char from, to;</text:p>
      <text:p text:style-name="P21"><text:s text:c="4"/>float length;</text:p>
      <text:p text:style-name="P21"/>
      <text:p text:style-name="P21"><text:s text:c="4"/>while (std::cin &gt;&gt; from &gt;&gt; to &gt;&gt; length) {</text:p>
      <text:p text:style-name="P21"><text:s text:c="8"/>graph[from].emplace_back(to, length);</text:p>
      <text:p text:style-name="P21"><text:s text:c="4"/>}</text:p>
      <text:p text:style-name="P21"/>
      <text:p text:style-name="P21"><text:s text:c="4"/>return graph;</text:p>
      <text:p text:style-name="P21">}</text:p>
      <text:p text:style-name="P21"/>
      <text:p text:style-name="P21">// Класс, реализующий алгоритм А*</text:p>
      <text:p text:style-name="P21">class AStar {</text:p>
      <text:p text:style-name="P21">public:</text:p>
      <text:p text:style-name="P21"><text:soft-page-break/><text:s text:c="4"/>// Конструктор</text:p>
      <text:p text:style-name="P21"><text:s text:c="4"/>explicit AStar(char start, char goal, graph_type graph = {})</text:p>
      <text:p text:style-name="P21"><text:s text:c="4"/>: goal(goal), start(start), graph(std::move(graph)) {}</text:p>
      <text:p text:style-name="P21"/>
      <text:p text:style-name="P21"><text:s text:c="4"/>// Метод, реализующий алгоритм А*</text:p>
      <text:p text:style-name="P21"><text:s text:c="4"/>bool A_star();</text:p>
      <text:p text:style-name="P21"><text:s text:c="4"/>// Печатает ответ</text:p>
      <text:p text:style-name="P21"><text:s text:c="4"/>void print_answer();</text:p>
      <text:p text:style-name="P21">private:</text:p>
      <text:p text:style-name="P21"><text:s text:c="4"/>// Эвристическая функция, оценивающая расстояние от вершины x до конечной вершины</text:p>
      <text:p text:style-name="P21"><text:s text:c="4"/>[[nodiscard]] inline float heuristic(char current) const;</text:p>
      <text:p text:style-name="P21"><text:s text:c="4"/>// Находит минимальное значение эвристической функции "расстояние + стоимость" для вершины x</text:p>
      <text:p text:style-name="P21"><text:s text:c="4"/>char min_heuristic_plus_cost(const std::vector&lt;char&gt;&amp; array);</text:p>
      <text:p text:style-name="P21"/>
      <text:p text:style-name="P21"><text:s text:c="4"/>std::unordered_map&lt;char, float&gt; heuristic_plus_cost; // хранит значения функции "расстояние + стоимость" для всех x</text:p>
      <text:p text:style-name="P21"><text:s text:c="4"/>char start, goal; // начальная и конечные вершины</text:p>
      <text:p text:style-name="P21"><text:s text:c="4"/>graph_type graph; // структура, хранящая граф</text:p>
      <text:p text:style-name="P21"><text:s text:c="4"/>std::unordered_map&lt;char, char&gt; parents; // хранит родителей вершин, которые включены в итоговое решение</text:p>
      <text:p text:style-name="P21">};</text:p>
      <text:p text:style-name="P21"/>
      <text:p text:style-name="P21"/>
      <text:p text:style-name="P21">/** Этот метод реализует алгоритм A* для поиска кратчайшего пути до заданной вершины.</text:p>
      <text:p text:style-name="P21"><text:s text:c="2"/>* Алгоритм A* находит кратчайший путь до нужно вершины, используя эвристическую функцию,</text:p>
      <text:p text:style-name="P21"><text:s text:c="2"/>* которая оценивает оставшееся расстояние от каждой вершины до конечной вершины.</text:p>
      <text:p text:style-name="P21"><text:s text:c="2"/>* Алгоритм поддерживает два списка вершин: список обработанных вершин</text:p>
      <text:p text:style-name="P21"><text:s text:c="2"/>* и список вершин, которые нужно обработать. Алгоритм выбирает следующую вершину</text:p>
      <text:p text:style-name="P21"><text:s text:c="2"/>* для обработки из списка вершин, которые еще необходимо обработать,</text:p>
      <text:p text:style-name="P21"><text:s text:c="2"/>* на основе суммы стоимости достижения этой вершины из начальной вершины</text:p>
      <text:p text:style-name="P21"><text:s text:c="2"/>* и предполагаемого оставшегося расстояния до конечной вершины,</text:p>
      <text:p text:style-name="P21"><text:s text:c="2"/>* которое было оценено с помощью эвристической функции. Алгоритм продолжается</text:p>
      <text:p text:style-name="P21"><text:s text:c="2"/>* до тех пор, пока не будет достигнута конечная вершина или не останется вершин,</text:p>
      <text:p text:style-name="P21"><text:s text:c="2"/>* которые нужно обработать.</text:p>
      <text:p text:style-name="P21"><text:s text:c="2"/>* @return буллевое значение, которая показывает была ли найдена нужная вершина</text:p>
      <text:p text:style-name="P21"><text:s text:c="2"/>*/</text:p>
      <text:p text:style-name="P21">bool AStar::A_star() {</text:p>
      <text:p text:style-name="P21"><text:s text:c="4"/>std::vector&lt;char&gt; used, need_to_check;</text:p>
      <text:p text:style-name="P21"><text:s text:c="4"/>need_to_check.push_back(start);</text:p>
      <text:p text:style-name="P21"/>
      <text:p text:style-name="P21"><text:s text:c="4"/>std::unordered_map&lt;char, float&gt; cost_to_final;</text:p>
      <text:p text:style-name="P21"><text:s text:c="4"/>cost_to_final[start] = 0;</text:p>
      <text:p text:style-name="P21"><text:soft-page-break/><text:s text:c="4"/>heuristic_plus_cost[start] = cost_to_final[start] + heuristic(start);</text:p>
      <text:p text:style-name="P21"/>
      <text:p text:style-name="P21"><text:s text:c="4"/>while (!need_to_check.empty()) {</text:p>
      <text:p text:style-name="P21"><text:s text:c="8"/>char current = min_heuristic_plus_cost(need_to_check);</text:p>
      <text:p text:style-name="P21"><text:s text:c="8"/>if (current == goal) {</text:p>
      <text:p text:style-name="P21"><text:s text:c="12"/>return true;</text:p>
      <text:p text:style-name="P21"><text:s text:c="8"/>}</text:p>
      <text:p text:style-name="P21"/>
      <text:p text:style-name="P21"><text:s text:c="8"/>need_to_check.erase(std::remove(need_to_check.begin(), need_to_check.end(), current),</text:p>
      <text:p text:style-name="P21"><text:s text:c="28"/>need_to_check.end());</text:p>
      <text:p text:style-name="P21"><text:s text:c="8"/>used.push_back(current);</text:p>
      <text:p text:style-name="P21"/>
      <text:p text:style-name="P21"><text:s text:c="8"/>for (auto v : graph[current]) {</text:p>
      <text:p text:style-name="P21"><text:s text:c="12"/>float tentative_score = cost_to_final[current] + v.cost;</text:p>
      <text:p text:style-name="P21"><text:s text:c="12"/>if ((std::find(used.begin(), used.end(), v.point) == used.end() &amp;&amp; *used.end() != v.point)</text:p>
      <text:p text:style-name="P21"><text:s text:c="16"/>|| tentative_score &lt; cost_to_final[v.point]) <text:s/>{</text:p>
      <text:p text:style-name="P21"><text:s text:c="16"/>used.push_back(v.point);</text:p>
      <text:p text:style-name="P21"><text:s text:c="16"/>parents[v.point] = current;</text:p>
      <text:p text:style-name="P21"><text:s text:c="16"/>cost_to_final[v.point] = tentative_score;</text:p>
      <text:p text:style-name="P21"><text:s text:c="16"/>heuristic_plus_cost[v.point] = cost_to_final[v.point] + heuristic(v.point);</text:p>
      <text:p text:style-name="P21"><text:s text:c="16"/>if (std::find(need_to_check.begin(), need_to_check.end(), v.point) == need_to_check.end()</text:p>
      <text:p text:style-name="P21"><text:s text:c="20"/>&amp;&amp; *need_to_check.end() != v.point) {</text:p>
      <text:p text:style-name="P21"><text:s text:c="20"/>need_to_check.push_back(v.point);</text:p>
      <text:p text:style-name="P21"><text:s text:c="16"/>}</text:p>
      <text:p text:style-name="P21"><text:s text:c="12"/>}</text:p>
      <text:p text:style-name="P21"><text:s text:c="8"/>}</text:p>
      <text:p text:style-name="P21"><text:s text:c="4"/>}</text:p>
      <text:p text:style-name="P21"><text:s text:c="4"/>return false;</text:p>
      <text:p text:style-name="P21">}</text:p>
      <text:p text:style-name="P21"/>
      <text:p text:style-name="P21">// Выводит значения из структуры, хранящей родителей вершин, которые включены в итоговое решение.</text:p>
      <text:p text:style-name="P21">void AStar::print_answer() {</text:p>
      <text:p text:style-name="P21"><text:s text:c="4"/>std::vector&lt;char&gt; result;</text:p>
      <text:p text:style-name="P21"><text:s text:c="4"/>char current = goal;</text:p>
      <text:p text:style-name="P21"><text:s text:c="4"/></text:p>
      <text:p text:style-name="P21"><text:s text:c="4"/>while (parents[current] != current) {</text:p>
      <text:p text:style-name="P21"><text:s text:c="8"/>result.insert(result.begin(), current);</text:p>
      <text:p text:style-name="P21"><text:s text:c="8"/>current = parents[current];</text:p>
      <text:p text:style-name="P21"><text:s text:c="4"/>}</text:p>
      <text:p text:style-name="P21"/>
      <text:p text:style-name="P21"><text:s text:c="4"/>for (auto element : result) {</text:p>
      <text:p text:style-name="P21"><text:s text:c="8"/>std::cout &lt;&lt; element;</text:p>
      <text:p text:style-name="P21"><text:s text:c="4"/>}</text:p>
      <text:p text:style-name="P21">}</text:p>
      <text:p text:style-name="P21"/>
      <text:p text:style-name="P21">// Эвристическая функция</text:p>
      <text:p text:style-name="P21">float AStar::heuristic(char current) const {</text:p>
      <text:p text:style-name="P21"><text:s text:c="4"/>return static_cast&lt;float&gt;(goal - current);</text:p>
      <text:p text:style-name="P21"><text:soft-page-break/>}</text:p>
      <text:p text:style-name="P21"/>
      <text:p text:style-name="P21">// Нахождение минимальной вершины по оценке стоимость + эвристика</text:p>
      <text:p text:style-name="P21">char AStar::min_heuristic_plus_cost(const std::vector&lt;char&gt; &amp;array) {</text:p>
      <text:p text:style-name="P21"><text:s text:c="4"/>float min = std::numeric_limits&lt;float&gt;::infinity();</text:p>
      <text:p text:style-name="P21"><text:s text:c="4"/>char result;</text:p>
      <text:p text:style-name="P21"/>
      <text:p text:style-name="P21"><text:s text:c="4"/>for (auto element : array) {</text:p>
      <text:p text:style-name="P21"><text:s text:c="8"/>min = std::min(min, heuristic_plus_cost[element]);</text:p>
      <text:p text:style-name="P21"><text:s text:c="8"/>result = heuristic_plus_cost[element] == min ? element : result;</text:p>
      <text:p text:style-name="P21"><text:s text:c="4"/>}</text:p>
      <text:p text:style-name="P21"/>
      <text:p text:style-name="P21"><text:s text:c="4"/>return result;</text:p>
      <text:p text:style-name="P21">}</text:p>
      <text:p text:style-name="P21"/>
      <text:p text:style-name="P21"/>
      <text:p text:style-name="P21">int main() {</text:p>
      <text:p text:style-name="P21"><text:s text:c="4"/>char start, final;</text:p>
      <text:p text:style-name="P21"/>
      <text:p text:style-name="P21"><text:s text:c="4"/>std::cin &gt;&gt; start &gt;&gt; final;</text:p>
      <text:p text:style-name="P21"/>
      <text:p text:style-name="P21"><text:s text:c="4"/>AStar a_star(start, final, read_graph());</text:p>
      <text:p text:style-name="P21"/>
      <text:p text:style-name="P21"><text:s text:c="4"/>a_star.A_star();</text:p>
      <text:p text:style-name="P21"><text:s text:c="4"/>a_star.print_answer();</text:p>
      <text:p text:style-name="P21"/>
      <text:p text:style-name="P21"/>
      <text:p text:style-name="P21"><text:s text:c="4"/>return 0;</text:p>
      <text:p text:style-name="P21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adornments="Полужирный Курсив" style:font-family-generic="roman" style:font-pitch="variable"/>
    <style:font-face style:name="Times New Roman6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line-height="150%" fo:text-align="justify" style:justify-single-word="false" fo:orphans="2" fo:widows="2" fo:hyphenation-ladder-count="no-limit" fo:text-indent="0.4925in" style:auto-text-indent="false" style:page-number="auto" style:writing-mode="lr-tb"/>
      <style:text-properties style:font-name="Times New Roman3" fo:font-family="'Times New Roman'" style:font-style-name="Обычный" style:font-family-generic="roman" style:font-pitch="variable"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in" fo:margin-bottom="0in" style:contextual-spacing="false" fo:text-align="center" style:justify-single-word="false" fo:text-indent="0in" style:auto-text-indent="false" style:page-number="auto"/>
      <style:text-properties fo:text-transform="uppercase" style:font-name="Times New Roman2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in" fo:margin-bottom="0in" style:contextual-spacing="false" fo:text-align="justify" style:justify-single-word="false" fo:text-indent="0.4925in" style:auto-text-indent="false" style:page-number="auto"/>
      <style:text-properties style:font-name="Times New Roman4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margin-top="0in" fo:margin-bottom="0in" style:contextual-spacing="false" fo:text-align="justify" style:justify-single-word="false" fo:text-indent="0.4925in" style:auto-text-indent="false" style:page-number="auto"/>
      <style:text-properties style:font-name="Times New Roman5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orphans="2" fo:widows="2" fo:text-indent="0.4925in" style:auto-text-indent="false" style:vertical-align="auto">
        <style:tab-stops>
          <style:tab-stop style:position="0.4925in"/>
        </style:tab-stops>
      </style:paragraph-properties>
      <style:text-properties fo:font-size="14pt" fo:language="ru" fo:country="RU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ocument_20_Map" style:display-name="Document Map" style:family="paragraph" style:default-outline-level="">
      <style:paragraph-properties fo:text-align="start" style:justify-single-word="false" fo:orphans="2" fo:widows="2" fo:hyphenation-ladder-count="no-limit" style:vertical-align="auto" style:writing-mode="lr-tb"/>
      <style:text-properties style:use-window-font-color="true" loext:opacity="0%" style:font-name="Calibri" fo:font-family="Calibri" style:font-family-generic="roman" style:font-pitch="variable" fo:font-size="10pt" fo:language="ru" fo:country="RU" style:letter-kerning="true" style:font-name-asian="Calibri1" style:font-family-asian="Calibri" style:font-family-generic-asian="system" style:font-pitch-asian="variable" style:font-size-asian="10pt" style:language-asian="ar" style:country-asian="SA" style:font-name-complex="Liberation Serif1" style:font-family-complex="'Liberation Serif'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35in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3H37M33S</meta:editing-duration>
    <meta:editing-cycles>35</meta:editing-cycles>
    <meta:generator>LibreOffice/7.3.7.2$Linux_X86_64 LibreOffice_project/30$Build-2</meta:generator>
    <dc:date>2023-03-19T22:07:42.204525282</dc:date>
    <meta:document-statistic meta:table-count="1" meta:image-count="0" meta:object-count="0" meta:page-count="14" meta:paragraph-count="318" meta:word-count="1880" meta:character-count="15186" meta:non-whitespace-character-count="12581"/>
  </office:meta>
</office:document-meta>
</file>